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b3b3b3" draw:fill="solid" draw:fill-color="#b3b3b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355cm" svg:height="5.355cm" svg:x="6.092cm" svg:y="10.6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22cm" svg:height="1.443cm" svg:x="7.85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59cm" svg:height="2.043cm" svg:x="7.74cm" svg:y="12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949cm" svg:height="1.218cm" svg:x="8.176cm" svg:y="14.2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n Scott</meta:initial-creator>
    <meta:creation-date>2013-05-13T21:47:46</meta:creation-date>
    <dc:date>2013-05-13T22:21:32</dc:date>
    <dc:creator>Lauren Scott</dc:creator>
    <meta:editing-duration>PT1M53S</meta:editing-duration>
    <meta:editing-cycles>1</meta:editing-cycles>
    <meta:generator>OpenOffice.org/3.3$Unix OpenOffice.org_project/330m20$Build-9567</meta:generator>
    <meta:document-statistic meta:object-count="4"/>
  </office:meta>
</office:document-meta>
</file>